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Lucida Sans1" svg:font-family="'Lucida Sans'" style:font-family-generic="modern" style:font-pitch="variable"/>
    <style:font-face style:name="Open Sans2" svg:font-family="'Open Sans'" style:font-family-generic="modern" style:font-pitch="variable"/>
    <style:font-face style:name="SimSun1" svg:font-family="SimSun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aterial-green-title">
      <style:graphic-properties draw:auto-grow-height="true" fo:min-height="3.506cm"/>
    </style:style>
    <style:style style:name="pr2" style:family="presentation" style:parent-style-name="material-green-subtitle">
      <style:graphic-properties draw:fill-color="#ffffff" draw:auto-grow-height="true" fo:min-height="14.898cm"/>
    </style:style>
    <style:style style:name="pr3" style:family="presentation" style:parent-style-name="material-green-notes">
      <style:graphic-properties draw:fill-color="#ffffff" fo:min-height="12.572cm"/>
    </style:style>
    <style:style style:name="pr4" style:family="presentation" style:parent-style-name="material-green-outline1">
      <style:graphic-properties fo:min-height="11.929cm"/>
    </style:style>
    <style:style style:name="pr5" style:family="presentation" style:parent-style-name="material-green-title">
      <style:graphic-properties draw:auto-grow-height="true" fo:min-height="3.625cm"/>
    </style:style>
    <style:style style:name="P1" style:family="paragraph">
      <loext:graphic-properties draw:fill-color="#ffffff"/>
      <style:text-properties style:font-name="Open Sans1"/>
    </style:style>
    <style:style style:name="P2" style:family="paragraph">
      <loext:graphic-properties draw:fill-color="#ffffff"/>
    </style:style>
    <style:style style:name="P3" style:family="paragraph">
      <style:text-properties style:font-name="Open Sans1"/>
    </style:style>
    <style:style style:name="P4" style:family="paragraph">
      <style:paragraph-properties fo:margin-top="0.5cm" fo:margin-bottom="0cm"/>
    </style:style>
    <style:style style:name="P5" style:family="paragraph">
      <style:paragraph-properties style:text-autospace="none"/>
    </style:style>
    <style:style style:name="P6" style:family="paragraph">
      <style:text-properties style:font-name="Open Sans1" fo:font-size="32pt" style:font-size-asian="32pt" style:font-size-complex="32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Open Sans1"/>
    </style:style>
    <style:style style:name="T3" style:family="text">
      <style:text-properties fo:font-variant="normal" fo:text-transform="none" fo:color="#808080" style:text-outline="false" style:text-line-through-style="none" style:text-line-through-type="none" style:font-name="JetBrains Mono1" fo:font-size="32pt" fo:font-style="normal" fo:text-shadow="none" style:text-underline-style="none" fo:font-weight="normal" style:letter-kerning="true" fo:background-color="transparent" style:font-name-asian="JetBrains Mono1" style:font-size-asian="32pt" style:font-style-asian="normal" style:font-weight-asian="normal" style:font-name-complex="JetBrains Mono1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terial-green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ML4IP Framework</text:p>
          </draw:text-box>
        </draw:frame>
        <draw:frame presentation:style-name="pr2" draw:text-style-name="P1" draw:layer="layout" svg:width="25.199cm" svg:height="14.898cm" svg:x="1.4cm" svg:y="4.914cm" presentation:class="subtitle" presentation:user-transformed="true">
          <draw:text-box>
            <text:p><text:span text:style-name="T1">Framework for solving</text:span></text:p>
            <text:p><text:span text:style-name="T1">inverse problems</text:span></text:p>
            <text:p>Based on FrEIA and Cemen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terial-green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Overview</text:span></text:p>
          </draw:text-box>
        </draw:frame>
        <draw:frame presentation:style-name="pr4" draw:text-style-name="P3" draw:layer="layout" svg:width="25.199cm" svg:height="14.478cm" svg:x="1.4cm" svg:y="5.842cm" presentation:class="outline" presentation:user-transformed="true">
          <draw:text-box>
            <text:list text:style-name="L2">
              <text:list-item>
                <text:p>What is Ml4IP?</text:p>
              </text:list-item>
              <text:list-item>
                <text:p>Why Ml4IP?</text:p>
              </text:list-item>
              <text:list-item>
                <text:p>Whats the difference to FrEIA?</text:p>
              </text:list-item>
              <text:list-item>
                <text:p>What is Cement?</text:p>
              </text:list-item>
              <text:list-item>
                <text:p>Fea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terial-green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Overview</text:span></text:p>
          </draw:text-box>
        </draw:frame>
        <draw:frame presentation:style-name="pr4" draw:text-style-name="P3" draw:layer="layout" svg:width="25.199cm" svg:height="14.478cm" svg:x="1.4cm" svg:y="5.842cm" presentation:class="outline" presentation:user-transformed="true">
          <draw:text-box>
            <text:list text:style-name="L2">
              <text:list-item>
                <text:p text:style-name="P4">Installation</text:p>
              </text:list-item>
              <text:list-item>
                <text:p text:style-name="P4">Generating your first Project</text:p>
              </text:list-item>
              <text:list-item>
                <text:p text:style-name="P4">Application object and Controllers</text:p>
              </text:list-item>
              <text:list-item>
                <text:p text:style-name="P4">Configuration</text:p>
              </text:list-item>
              <text:list-item>
                <text:p text:style-name="P4">Logging</text:p>
              </text:list-item>
              <text:list-item>
                <text:p text:style-name="P4">Runs / Checkpoints</text:p>
              </text:list-item>
              <text:list-item>
                <text:p>Hooks / Filters</text:p>
              </text:list-item>
              <text:list-item>
                <text:p>Interfaces and Handl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terial-green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What is Ml4IP?</text:span></text:p>
          </draw:text-box>
        </draw:frame>
        <draw:frame presentation:style-name="pr4" draw:text-style-name="P3" draw:layer="layout" svg:width="25.199cm" svg:height="14.478cm" svg:x="1.4cm" svg:y="5.842cm" presentation:class="outline" presentation:user-transformed="true">
          <draw:text-box>
            <text:list text:style-name="L2">
              <text:list-item>
                <text:p>A Library/Framework that helps with inverse problems</text:p>
              </text:list-item>
              <text:list-item>
                <text:p>Based on FrEIA and Cement</text:p>
              </text:list-item>
              <text:list-item>
                <text:p>Configurable, customizable and extend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terial-green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Why Ml4IP?</text:span></text:p>
          </draw:text-box>
        </draw:frame>
        <draw:frame presentation:style-name="pr4" draw:text-style-name="P3" draw:layer="layout" svg:width="25.199cm" svg:height="14.478cm" svg:x="1.4cm" svg:y="5.842cm" presentation:class="outline" presentation:user-transformed="true">
          <draw:text-box>
            <text:list text:style-name="L2">
              <text:list-item>
                <text:p>Avoid Code-Duplication across projects</text:p>
              </text:list-item>
              <text:list-item>
                <text:p>Cleaner, shorter and more maintainable code</text:p>
              </text:list-item>
              <text:list-item>
                <text:p>Avoid re-inventing the wheel (configuration, checkpointing...)</text:p>
              </text:list-item>
              <text:list-item>
                <text:p>Make solving inverse problems more eas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terial-green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Whats the difference to FrEIA?</text:span></text:p>
          </draw:text-box>
        </draw:frame>
        <draw:frame presentation:style-name="pr4" draw:text-style-name="P3" draw:layer="layout" svg:width="25.199cm" svg:height="14.478cm" svg:x="1.4cm" svg:y="5.842cm" presentation:class="outline" presentation:user-transformed="true">
          <draw:text-box>
            <text:list text:style-name="L2">
              <text:list-item>
                <text:p>FrEIA is a Toolbox for Building invertible networks</text:p>
              </text:list-item>
              <text:list-item>
                <text:p>ML4IP uses this toolbox and delivers prebuilt networks and adds common featur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terial-green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What is Cement?</text:span></text:p>
          </draw:text-box>
        </draw:frame>
        <draw:frame presentation:style-name="pr4" draw:text-style-name="P3" draw:layer="layout" svg:width="25.199cm" svg:height="14.478cm" svg:x="1.4cm" svg:y="5.842cm" presentation:class="outline" presentation:user-transformed="true">
          <draw:text-box>
            <text:list text:style-name="L2">
              <text:list-item>
                <text:p>A Python Framework for building command-line Applications</text:p>
              </text:list-item>
              <text:list-item>
                <text:p>Fully featured</text:p>
                <text:list>
                  <text:list-item>
                    <text:p>Config, logging, extensions, plugins, hooks, controllers, output handl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terial-green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ML4IP Features</text:span></text:p>
          </draw:text-box>
        </draw:frame>
        <draw:frame presentation:style-name="pr4" draw:text-style-name="P3" draw:layer="layout" svg:width="25.199cm" svg:height="14.478cm" svg:x="1.4cm" svg:y="5.842cm" presentation:class="outline" presentation:user-transformed="true">
          <draw:text-box>
            <text:list text:style-name="L2">
              <text:list-item>
                <text:p>Comes with an INN, VAE and abstract model</text:p>
              </text:list-item>
              <text:list-item>
                <text:p>Project-Code-Generator</text:p>
              </text:list-item>
              <text:list-item>
                <text:p>Configuration system</text:p>
              </text:list-item>
              <text:list-item>
                <text:p>Logging system</text:p>
              </text:list-item>
              <text:list-item>
                <text:p>Hook/Filter system</text:p>
              </text:list-item>
              <text:list-item>
                <text:p>Plugin/Extension system</text:p>
              </text:list-item>
              <text:list-item>
                <text:p>Checkpointing</text:p>
              </text:list-item>
              <text:list-item>
                <text:p>Horovod and Tensorboard suppor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terial-green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Installation</text:span></text:p>
          </draw:text-box>
        </draw:frame>
        <draw:frame presentation:style-name="pr4" draw:text-style-name="P6" draw:layer="layout" svg:width="25.199cm" svg:height="14.478cm" svg:x="1.4cm" svg:y="5.842cm" presentation:class="outline" presentation:user-transformed="true">
          <draw:text-box>
            <text:p text:style-name="P5"><text:span text:style-name="T3">git clone </text:span><text:span text:style-name="T3"><text:a xlink:href="https://gitlab.hzdr.de/HelmholtzAI/innforinverseproblems.git" xlink:type="simple">https://gitlab.hzdr.de/HelmholtzAI/innforinverseproblems.git</text:a></text:span></text:p>
            <text:p text:style-name="P5"><text:span text:style-name="T3"><text:line-break/></text:span><text:span text:style-name="T3">cd innforinverseproblems</text:span><text:span text:style-name="T3"><text:line-break/></text:span><text:span text:style-name="T3">pip install -r requirements.txt</text:span><text:span text:style-name="T3"><text:line-break/></text:span><text:span text:style-name="T3">pip install -e setup.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terial-green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Generating your first Project</text:span></text:p>
          </draw:text-box>
        </draw:frame>
        <draw:frame presentation:style-name="pr4" draw:text-style-name="P3" draw:layer="layout" svg:width="25.199cm" svg:height="14.478cm" svg:x="1.4cm" svg:y="5.842cm" presentation:class="outline" presentation:user-transformed="true">
          <draw:text-box>
            <text:list text:style-name="L2">
              <text:list-item>
                <text:p>“ml4ip generate project &lt;folder&gt;”</text:p>
              </text:list-item>
              <text:list-item>
                <text:p>Gives a ready to use project as starting point</text:p>
              </text:list-item>
              <text:list-item>
                <text:p>Setuptools, virtualenv, tests, 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terial-green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Application object</text:span></text:p>
          </draw:text-box>
        </draw:frame>
        <draw:frame presentation:style-name="pr4" draw:text-style-name="P3" draw:layer="layout" svg:width="25.199cm" svg:height="14.478cm" svg:x="1.4cm" svg:y="5.842cm" presentation:class="outline" presentation:user-transformed="true">
          <draw:text-box>
            <text:list text:style-name="L2">
              <text:list-item>
                <text:p>Defined in myapp/main.py</text:p>
              </text:list-item>
              <text:list-item>
                <text:p>Available almost everywhere</text:p>
              </text:list-item>
              <text:list-item>
                <text:p>Inherits from ML4IP Application class</text:p>
              </text:list-item>
              <text:list-item>
                <text:p>Configures the basics (Plugins, Handlers, Path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terial-green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Controller object</text:span></text:p>
          </draw:text-box>
        </draw:frame>
        <draw:frame presentation:style-name="pr4" draw:text-style-name="P3" draw:layer="layout" svg:width="25.199cm" svg:height="14.478cm" svg:x="1.4cm" svg:y="5.842cm" presentation:class="outline" presentation:user-transformed="true">
          <draw:text-box>
            <text:list text:style-name="L2">
              <text:list-item>
                <text:p>Represents subcommands that do “something”</text:p>
              </text:list-item>
              <text:list-item>
                <text:p>Holds the applications logi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terial-green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Configuration</text:span></text:p>
          </draw:text-box>
        </draw:frame>
        <draw:frame presentation:style-name="pr4" draw:text-style-name="P3" draw:layer="layout" svg:width="25.199cm" svg:height="14.478cm" svg:x="1.4cm" svg:y="5.842cm" presentation:class="outline" presentation:user-transformed="true">
          <draw:text-box>
            <text:list text:style-name="L2">
              <text:list-item>
                <text:p>Powerful system for all you Configuration needs</text:p>
              </text:list-item>
              <text:list-item>
                <text:p>Configurations are merged with priority:</text:p>
                <text:list>
                  <text:list-item>
                    <text:p>Default module configuration</text:p>
                  </text:list-item>
                  <text:list-item>
                    <text:p>Project configuration</text:p>
                  </text:list-item>
                  <text:list-item>
                    <text:p>Extra --config configuration</text:p>
                  </text:list-item>
                  <text:list-item>
                    <text:p>Command line options</text:p>
                  </text:list-item>
                </text:list>
              </text:list-item>
              <text:list-item>
                <text:p>Accessible and setable through the application object (app.config.get/se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terial-green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Logging</text:span></text:p>
          </draw:text-box>
        </draw:frame>
        <draw:frame presentation:style-name="pr4" draw:text-style-name="P3" draw:layer="layout" svg:width="25.199cm" svg:height="14.478cm" svg:x="1.4cm" svg:y="5.842cm" presentation:class="outline" presentation:user-transformed="true">
          <draw:text-box>
            <text:list text:style-name="L2">
              <text:list-item>
                <text:p>Log using app.log.debug/info/warning/error/fatal</text:p>
              </text:list-item>
              <text:list-item>
                <text:p>Configurable to log to file and/or console</text:p>
              </text:list-item>
              <text:list-item>
                <text:p>Logging format and level is customiz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terial-green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Run/Checkpoint</text:span></text:p>
          </draw:text-box>
        </draw:frame>
        <draw:frame presentation:style-name="pr4" draw:text-style-name="P3" draw:layer="layout" svg:width="25.199cm" svg:height="14.478cm" svg:x="1.4cm" svg:y="5.842cm" presentation:class="outline" presentation:user-transformed="true">
          <draw:text-box>
            <text:list text:style-name="L2">
              <text:list-item>
                <text:p>Parameter --run allows you to name your run</text:p>
              </text:list-item>
              <text:list-item>
                <text:p>Enables automatic checkpointing and resume using that name</text:p>
              </text:list-item>
              <text:list-item>
                <text:p>--overwrite overwrite the checkpoint and restarts the training</text:p>
              </text:list-item>
              <text:list-item>
                <text:p>The run name is also used on the tensorboard and progressbar outpu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terial-green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Hooks and Filters</text:span></text:p>
          </draw:text-box>
        </draw:frame>
        <draw:frame presentation:style-name="pr4" draw:text-style-name="P3" draw:layer="layout" svg:width="25.199cm" svg:height="14.478cm" svg:x="1.4cm" svg:y="5.842cm" presentation:class="outline" presentation:user-transformed="true">
          <draw:text-box>
            <text:list text:style-name="L2">
              <text:list-item>
                <text:p>Allows to “Hook” your own callbacks into the frameworks Core</text:p>
              </text:list-item>
              <text:list-item>
                <text:p>Multiple callbacks per Hook/Filter are allowed</text:p>
              </text:list-item>
              <text:list-item>
                <text:p>Are executed by priority and order definition</text:p>
                <text:list>
                  <text:list-item>
                    <text:p>Default priority is 0, negative numbers have higher priority</text:p>
                  </text:list-item>
                </text:list>
              </text:list-item>
              <text:list-item>
                <text:p>--debug helps following the callbac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terial-green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Hooks vs Filters</text:span></text:p>
          </draw:text-box>
        </draw:frame>
        <draw:frame presentation:style-name="pr4" draw:text-style-name="P3" draw:layer="layout" svg:width="25.199cm" svg:height="14.478cm" svg:x="1.4cm" svg:y="5.842cm" presentation:class="outline" presentation:user-transformed="true">
          <draw:text-box>
            <text:list text:style-name="L2">
              <text:list-item>
                <text:p>Hooks are commonly used for reporting purposes or for triggering your own logic</text:p>
              </text:list-item>
              <text:list-item>
                <text:p>Filters always return their arguments and can alter them</text:p>
                <text:list>
                  <text:list-item>
                    <text:p>Multiple filters on the same name are executed in sequence with the return value of the previous filter passed to the nex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terial-green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Important Cement Hooks</text:span></text:p>
          </draw:text-box>
        </draw:frame>
        <draw:frame presentation:style-name="pr4" draw:text-style-name="P3" draw:layer="layout" svg:width="25.199cm" svg:height="14.478cm" svg:x="1.4cm" svg:y="5.842cm" presentation:class="outline" presentation:user-transformed="true">
          <draw:text-box>
            <text:list text:style-name="L2">
              <text:list-item>
                <text:p>post/pre_setup: if you need to initialize something early</text:p>
              </text:list-item>
              <text:list-item>
                <text:p>post_argument_parsing / pre_run: if you need to do something based on arguments but before your controller is executing</text:p>
              </text:list-item>
              <text:list-item>
                <text:p>pre_close: cleanup stuf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terial-green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ML4IP Hooks</text:span></text:p>
          </draw:text-box>
        </draw:frame>
        <draw:frame presentation:style-name="pr4" draw:text-style-name="P3" draw:layer="layout" svg:width="25.199cm" svg:height="14.478cm" svg:x="1.4cm" svg:y="5.842cm" presentation:class="outline" presentation:user-transformed="true">
          <draw:text-box>
            <text:list text:style-name="L2">
              <text:list-item>
                <text:p>pre/post_training</text:p>
              </text:list-item>
              <text:list-item>
                <text:p>pre/post_epoch</text:p>
              </text:list-item>
              <text:list-item>
                <text:p>post_validate: add your own validation or visualization c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aterial-green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ML4IP Filters</text:span></text:p>
          </draw:text-box>
        </draw:frame>
        <draw:frame presentation:style-name="pr4" draw:text-style-name="P3" draw:layer="layout" svg:width="25.199cm" svg:height="14.478cm" svg:x="1.4cm" svg:y="5.842cm" presentation:class="outline" presentation:user-transformed="true">
          <draw:text-box>
            <text:list text:style-name="L2">
              <text:list-item>
                <text:p>train_input / val_input: if transformations are needed</text:p>
              </text:list-item>
              <text:list-item>
                <text:p>train_(forward|backward|backward_rand)_output</text:p>
              </text:list-item>
              <text:list-item>
                <text:p>checkpoint_save/restore: add you own data to the checkpoint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aterial-green" presentation:presentation-page-layout-name="AL2T1">
        <draw:frame presentation:style-name="pr5" draw:text-style-name="P3" draw:layer="layout" svg:width="25.199cm" svg:height="3.625cm" svg:x="1.4cm" svg:y="0.778cm" presentation:class="title" presentation:user-transformed="true">
          <draw:text-box>
            <text:p><text:span text:style-name="T2">Hooks, Filters, Plugins, Extensions</text:span></text:p>
          </draw:text-box>
        </draw:frame>
        <draw:frame presentation:style-name="pr4" draw:text-style-name="P3" draw:layer="layout" svg:width="25.199cm" svg:height="14.478cm" svg:x="1.4cm" svg:y="5.842cm" presentation:class="outline" presentation:user-transformed="true">
          <draw:text-box>
            <text:list text:style-name="L2">
              <text:list-item>
                <text:p>You can define your own extensions, hooks and filters</text:p>
                <text:list>
                  <text:list-item>
                    <text:p>Look at the progressbar extension for a simple example</text:p>
                  </text:list-item>
                </text:list>
              </text:list-item>
              <text:list-item>
                <text:p>A Cement plugin is used within your application while an cement extension can be part of the libra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aterial-green" presentation:presentation-page-layout-name="AL2T1">
        <draw:frame presentation:style-name="pr5" draw:text-style-name="P3" draw:layer="layout" svg:width="25.199cm" svg:height="3.625cm" svg:x="1.4cm" svg:y="0.778cm" presentation:class="title" presentation:user-transformed="true">
          <draw:text-box>
            <text:p><text:span text:style-name="T2">Interfaces and Handlers</text:span></text:p>
          </draw:text-box>
        </draw:frame>
        <draw:frame presentation:style-name="pr4" draw:text-style-name="P3" draw:layer="layout" svg:width="25.199cm" svg:height="14.478cm" svg:x="1.4cm" svg:y="5.842cm" presentation:class="outline" presentation:user-transformed="true">
          <draw:text-box>
            <text:list text:style-name="L2">
              <text:list-item>
                <text:p>Are used for fully customizing parts of the project</text:p>
              </text:list-item>
              <text:list-item>
                <text:p>Interfaces define methods and parameters while handlers implement them</text:p>
              </text:list-item>
              <text:list-item>
                <text:p>The actual handler can be selected by a configuration value</text:p>
                <text:list>
                  <text:list-item>
                    <text:p>Example: inn_network_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aterial-green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Contributing</text:span></text:p>
          </draw:text-box>
        </draw:frame>
        <draw:frame presentation:style-name="pr4" draw:text-style-name="P3" draw:layer="layout" svg:width="25.199cm" svg:height="14.478cm" svg:x="1.4cm" svg:y="5.842cm" presentation:class="outline" presentation:user-transformed="true">
          <draw:text-box>
            <text:list text:style-name="L2">
              <text:list-item>
                <text:p>ML4IP is a young project that does not (yet) fit every use-case and its api may change</text:p>
              </text:list-item>
              <text:list-item>
                <text:p>You can build our own network architectures on the AbstractModel class.</text:p>
              </text:list-item>
              <text:list-item>
                <text:p>If you have improvements to the core or useful extensions, please create a merge request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Lucida Sans1" svg:font-family="'Lucida Sans'" style:font-family-generic="modern" style:font-pitch="variable"/>
    <style:font-face style:name="Open Sans2" svg:font-family="'Open Sans'" style:font-family-generic="modern" style:font-pitch="variable"/>
    <style:font-face style:name="SimSun1" svg:font-family="SimSun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d47a1" draw:fill-image-width="0cm" draw:fill-image-height="0cm" draw:textarea-horizontal-align="justify" fo:padding-top="0.125cm" fo:padding-bottom="0.125cm" fo:padding-left="0.25cm" fo:padding-right="0.25cm" draw:shadow="visible" draw:shadow-offset-x="0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aterial-green-background" style:family="presentation">
      <style:graphic-properties draw:stroke="none" draw:fill="none"/>
      <style:text-properties style:letter-kerning="true"/>
    </style:style>
    <style:style style:name="material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terial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terial-green-outline1" style:family="presentation">
      <style:graphic-properties draw:stroke="none" draw:fill="none" draw:auto-grow-height="false" draw:fit-to-size="shrink-to-fit" style:shrink-to-fit="true">
        <text:list-style style:name="material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green-outline2" style:family="presentation" style:parent-style-name="material-green-outline1">
      <style:paragraph-properties fo:margin-top="0.4cm" fo:margin-bottom="0cm"/>
      <style:text-properties fo:font-size="28pt" style:font-size-asian="28pt" style:font-size-complex="28pt"/>
    </style:style>
    <style:style style:name="material-green-outline3" style:family="presentation" style:parent-style-name="material-green-outline2">
      <style:paragraph-properties fo:margin-top="0.3cm" fo:margin-bottom="0cm"/>
      <style:text-properties fo:font-size="24pt" style:font-size-asian="24pt" style:font-size-complex="24pt"/>
    </style:style>
    <style:style style:name="material-green-outline4" style:family="presentation" style:parent-style-name="material-green-outline3">
      <style:paragraph-properties fo:margin-top="0.2cm" fo:margin-bottom="0cm"/>
      <style:text-properties fo:font-size="20pt" style:font-size-asian="20pt" style:font-size-complex="20pt"/>
    </style:style>
    <style:style style:name="material-green-outline5" style:family="presentation" style:parent-style-name="material-green-outline4">
      <style:paragraph-properties fo:margin-top="0.1cm" fo:margin-bottom="0cm"/>
      <style:text-properties fo:font-size="20pt" style:font-size-asian="20pt" style:font-size-complex="20pt"/>
    </style:style>
    <style:style style:name="material-green-outline6" style:family="presentation" style:parent-style-name="material-green-outline5">
      <style:paragraph-properties fo:margin-top="0.1cm" fo:margin-bottom="0cm"/>
      <style:text-properties fo:font-size="20pt" style:font-size-asian="20pt" style:font-size-complex="20pt"/>
    </style:style>
    <style:style style:name="material-green-outline7" style:family="presentation" style:parent-style-name="material-green-outline6">
      <style:paragraph-properties fo:margin-top="0.1cm" fo:margin-bottom="0cm"/>
      <style:text-properties fo:font-size="20pt" style:font-size-asian="20pt" style:font-size-complex="20pt"/>
    </style:style>
    <style:style style:name="material-green-outline8" style:family="presentation" style:parent-style-name="material-green-outline7">
      <style:paragraph-properties fo:margin-top="0.1cm" fo:margin-bottom="0cm"/>
      <style:text-properties fo:font-size="20pt" style:font-size-asian="20pt" style:font-size-complex="20pt"/>
    </style:style>
    <style:style style:name="material-green-outline9" style:family="presentation" style:parent-style-name="material-green-outline8">
      <style:paragraph-properties fo:margin-top="0.1cm" fo:margin-bottom="0cm"/>
      <style:text-properties fo:font-size="20pt" style:font-size-asian="20pt" style:font-size-complex="20pt"/>
    </style:style>
    <style:style style:name="material-green-subtitle" style:family="presentation">
      <style:graphic-properties draw:stroke="none" draw:fill="none" draw:textarea-vertical-align="middle">
        <text:list-style style:name="material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green-title" style:family="presentation">
      <style:graphic-properties draw:stroke="none" draw:fill="none" draw:textarea-vertical-align="middle">
        <text:list-style style:name="material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Open Sans1" fo:font-family="'Open Sans'" style:font-family-generic="swiss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terial-green-backgroundobjects">
      <style:graphic-properties svg:stroke-color="#4caf50" draw:fill-color="#4caf50" draw:textarea-vertical-align="middle" draw:auto-grow-height="false" fo:min-height="4.826cm" fo:min-width="28cm"/>
    </style:style>
    <style:style style:name="Mpr2" style:family="presentation" style:parent-style-name="material-green-backgroundobjects">
      <style:graphic-properties draw:stroke="none" draw:fill="none" draw:fill-color="#ffffff" draw:auto-grow-height="false" fo:min-height="1.397cm"/>
    </style:style>
    <style:style style:name="Mpr3" style:family="presentation" style:parent-style-name="material-gree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4caf50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material-green" style:page-layout-name="PM1" draw:style-name="Mdp1">
      <draw:custom-shape presentation:style-name="Mpr1" draw:text-style-name="MP5" draw:layer="backgroundobjects" svg:width="28cm" svg:height="4.826cm" svg:x="0cm" svg:y="0cm">
        <text:p/>
        <draw:enhanced-geometry svg:viewBox="0 0 21600 21600" draw:type="rectangle" draw:enhanced-path="M 0 0 L 21600 0 21600 21600 0 21600 0 0 Z N"/>
      </draw:custom-shape>
      <draw:frame presentation:style-name="material-green-title" draw:layer="backgroundobjects" svg:width="25.199cm" svg:height="3.506cm" svg:x="1.4cm" svg:y="0.837cm" presentation:class="title" presentation:placeholder="true">
        <draw:text-box/>
      </draw:frame>
      <draw:frame presentation:style-name="material-green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terial-green-title" draw:layer="backgroundobjects" svg:width="13.968cm" svg:height="10.476cm" svg:x="3.81cm" svg:y="2.123cm" presentation:class="page"/>
        <draw:frame presentation:style-name="material-gree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0T10:11:28.856703292</meta:creation-date>
    <dc:title>Material Blue</dc:title>
    <dc:description>A clean and simple presentation template loosely based on Google's Material Design guidelines.</dc:description>
    <meta:editing-duration>PT3H36M26S</meta:editing-duration>
    <meta:editing-cycles>5</meta:editing-cycles>
    <meta:generator>LibreOffice/6.1.5.2$Linux_X86_64 LibreOffice_project/10$Build-2</meta:generator>
    <dc:date>2020-12-10T17:23:48.637554939</dc:date>
    <meta:document-statistic meta:object-count="111"/>
    <meta:user-defined meta:name="License">MIT</meta:user-defined>
  </office:meta>
</office:document-meta>
</file>